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143886639012860856" text:style-name="L1">
        <text:list-item>
          <text:p text:style-name="P1">Scenes</text:p>
          <text:list>
            <text:list-item>
              <text:p text:style-name="P1">Intro_Bridge</text:p>
              <text:list>
                <text:list-item>
                  <text:p text:style-name="P1">Use real world/futuristic car models, from royalty free source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3</meta:editing-cycles>
    <meta:generator>OpenOffice/4.1.7$Win32 OpenOffice.org_project/417m1$Build-9800</meta:generator>
    <dc:date>2020-04-21T16:52:05.59</dc:date>
    <meta:document-statistic meta:table-count="0" meta:image-count="0" meta:object-count="0" meta:page-count="1" meta:paragraph-count="3" meta:word-count="14" meta:character-count="85"/>
    <dc:creator>Anthony Wells</dc:creator>
    <meta:user-defined meta:name="Info 1"/>
    <meta:user-defined meta:name="Info 2"/>
    <meta:user-defined meta:name="Info 3"/>
    <meta:user-defined meta:name="Info 4"/>
  </office:meta>
</office:document-meta>
</file>